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FBData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FBData.outputAllParts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FBData.setEncryptedSegment( byte [ ] encryptedSe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FBData.setHeaderSegment( byte [ ] headerSe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FBData.getLength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FBData.getLength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FBData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FBData.setTrailerSegment( byte [ ] trailerSe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FBData.getPFB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FBData.getLength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FBData.setPFBFormat( int forma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